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74817" officeooo:paragraph-rsid="00174817" style:font-size-asian="16pt" style:font-size-complex="16pt"/>
    </style:style>
    <style:style style:name="P2" style:family="paragraph" style:parent-style-name="Standard">
      <style:text-properties fo:color="#006cc1" loext:opacity="100%" fo:font-size="16pt" officeooo:rsid="00174817" officeooo:paragraph-rsid="00174817" style:font-size-asian="16pt" style:font-size-complex="16pt"/>
    </style:style>
    <style:style style:name="P3" style:family="paragraph" style:parent-style-name="Standard">
      <style:text-properties officeooo:paragraph-rsid="001748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faf46" loext:opacity="100%" fo:font-style="italic" style:font-style-asian="italic" style:font-style-complex="italic"/>
    </style:style>
    <style:style style:name="T3" style:family="text">
      <style:text-properties fo:color="#3faf46" loext:opacity="100%" fo:font-size="16pt" fo:font-style="italic" officeooo:rsid="00174817" style:font-size-asian="16pt" style:font-style-asian="italic" style:font-size-complex="16pt" style:font-style-complex="italic"/>
    </style:style>
    <style:style style:name="T4" style:family="text">
      <style:text-properties fo:color="#006cc1" loext:opacity="100%" fo:font-weight="bold" style:font-weight-asian="bold" style:font-weight-complex="bold"/>
    </style:style>
    <style:style style:name="T5" style:family="text">
      <style:text-properties fo:color="#006cc1" loext:opacity="100%" fo:font-size="16pt" fo:font-weight="bold" officeooo:rsid="00174817" style:font-size-asian="16pt" style:font-weight-asian="bold" style:font-size-complex="16pt" style:font-weight-complex="bold"/>
    </style:style>
    <style:style style:name="T6" style:family="text">
      <style:text-properties fo:color="#006cc1" loext:opacity="100%" fo:font-size="16pt" officeooo:rsid="00174817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$CREATE_FILE</text:span><text:span text:style-name="T6"> &lt;</text:span><text:span text:style-name="T3">filename</text:span><text:span text:style-name="T6">&gt;</text:span></text:p>
      <text:p text:style-name="P1"><text:tab/>Creates file which is named <text:span text:style-name="T2">filename</text:span>.</text:p>
      <text:p text:style-name="P1"/>
      <text:p text:style-name="P2"><text:span text:style-name="T1">$TARGET</text:span> &lt;<text:span text:style-name="T2">filename</text:span>&gt;</text:p>
      <text:p text:style-name="P1"><text:tab/>Targets file which is named <text:span text:style-name="T2">filename</text:span>. Targeted file is location where <text:tab/>all results are written.</text:p>
      <text:p text:style-name="P1"/>
      <text:p text:style-name="P2"><text:span text:style-name="T1">$LINK $FILE</text:span> &lt;<text:span text:style-name="T2">filename</text:span>&gt;</text:p>
      <text:p text:style-name="P1"><text:tab/>Copying <text:span text:style-name="T2">filename</text:span> content to targeted file specified by <text:span text:style-name="T4">$TARGET</text:span>.</text:p>
      <text:p text:style-name="P1"/>
      <text:p text:style-name="P2"><text:span text:style-name="T1">$LINK $TEXT</text:span> &lt;<text:span text:style-name="T2">text</text:span>&gt;</text:p>
      <text:p text:style-name="P1"><text:tab/>Copying <text:span text:style-name="T2">text</text:span> to targeted file specified by <text:span text:style-name="T4">$TARGET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22:24:45.683195597</meta:creation-date>
    <dc:date>2023-07-28T23:06:37.809693515</dc:date>
    <meta:editing-duration>PT41M45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8" meta:word-count="48" meta:character-count="331" meta:non-whitespace-character-count="286"/>
  </office:meta>
</office:document-meta>
</file>